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float" office:value="149.105" calcext:value-type="float">
            <text:p>149.105</text:p>
          </table:table-cell>
          <table:table-cell office:value-type="string" calcext:value-type="string">
            <text:p>Koala-100-1.jpg</text:p>
          </table:table-cell>
          <table:table-cell table:formula="of:=AVERAGE([.A2];[.A3];[.A4])" office:value-type="float" office:value="149.448333333333" calcext:value-type="float">
            <text:p>149.448333333333</text:p>
          </table:table-cell>
          <table:table-cell table:formula="of:=VAR([.A2:.A4])" office:value-type="float" office:value="0.144577333333336" calcext:value-type="float">
            <text:p>0.144577333333336</text:p>
          </table:table-cell>
          <table:table-cell table:formula="of:=AVERAGE([.A30];[.A31];[.A32])" office:value-type="float" office:value="113.989666666667" calcext:value-type="float">
            <text:p>113.989666666667</text:p>
          </table:table-cell>
          <table:table-cell table:formula="of:=VAR([.A30:.A32])" office:value-type="float" office:value="0.190624333333331" calcext:value-type="float">
            <text:p>0.190624333333331</text:p>
          </table:table-cell>
        </table:table-row>
        <table:table-row table:style-name="ro1">
          <table:table-cell office:value-type="float" office:value="149.383" calcext:value-type="float">
            <text:p>149.383</text:p>
          </table:table-cell>
          <table:table-cell office:value-type="string" calcext:value-type="string">
            <text:p>Koala-100-2.jpg</text:p>
          </table:table-cell>
          <table:table-cell table:number-columns-repeated="4"/>
        </table:table-row>
        <table:table-row table:style-name="ro1">
          <table:table-cell office:value-type="float" office:value="149.857" calcext:value-type="float">
            <text:p>149.857</text:p>
          </table:table-cell>
          <table:table-cell office:value-type="string" calcext:value-type="string">
            <text:p>Koala-100-3.jpg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66.329" calcext:value-type="float">
            <text:p>166.329</text:p>
          </table:table-cell>
          <table:table-cell office:value-type="string" calcext:value-type="string">
            <text:p>Koala-10-1.jpg</text:p>
          </table:table-cell>
          <table:table-cell table:formula="of:=AVERAGE([.A6];[.A7];[.A8])" office:value-type="float" office:value="165.294666666667" calcext:value-type="float">
            <text:p>165.294666666667</text:p>
          </table:table-cell>
          <table:table-cell table:formula="of:=VAR([.A6:.A8])" office:value-type="float" office:value="7.22607433333338" calcext:value-type="float">
            <text:p>7.22607433333338</text:p>
          </table:table-cell>
          <table:table-cell table:formula="of:=AVERAGE([.A34];[.A35];[.A36])" office:value-type="float" office:value="119.275" calcext:value-type="float">
            <text:p>119.275</text:p>
          </table:table-cell>
          <table:table-cell table:formula="of:=VAR([.A34:.A36])" office:value-type="float" office:value="75.1519360000001" calcext:value-type="float">
            <text:p>75.1519360000001</text:p>
          </table:table-cell>
        </table:table-row>
        <table:table-row table:style-name="ro1">
          <table:table-cell office:value-type="float" office:value="162.243" calcext:value-type="float">
            <text:p>162.243</text:p>
          </table:table-cell>
          <table:table-cell office:value-type="string" calcext:value-type="string">
            <text:p>Koala-10-2.jpg</text:p>
          </table:table-cell>
          <table:table-cell table:number-columns-repeated="4"/>
        </table:table-row>
        <table:table-row table:style-name="ro1">
          <table:table-cell office:value-type="float" office:value="167.312" calcext:value-type="float">
            <text:p>167.312</text:p>
          </table:table-cell>
          <table:table-cell office:value-type="string" calcext:value-type="string">
            <text:p>Koala-10-3.jpg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61.844" calcext:value-type="float">
            <text:p>161.844</text:p>
          </table:table-cell>
          <table:table-cell office:value-type="string" calcext:value-type="string">
            <text:p>Koala-15-1.jpg</text:p>
          </table:table-cell>
          <table:table-cell table:formula="of:=AVERAGE([.A10];[.A11];[.A12])" office:value-type="float" office:value="162.455333333333" calcext:value-type="float">
            <text:p>162.455333333333</text:p>
          </table:table-cell>
          <table:table-cell table:formula="of:=VAR([.A10:.A12])" office:value-type="float" office:value="1.85783233333334" calcext:value-type="float">
            <text:p>1.85783233333334</text:p>
          </table:table-cell>
          <table:table-cell table:formula="of:=AVERAGE([.A38];[.A39];[.A40])" office:value-type="float" office:value="117.972333333333" calcext:value-type="float">
            <text:p>117.972333333333</text:p>
          </table:table-cell>
          <table:table-cell table:formula="of:=VAR([.A38:.A40])" office:value-type="float" office:value="18.3823563333333" calcext:value-type="float">
            <text:p>18.3823563333333</text:p>
          </table:table-cell>
        </table:table-row>
        <table:table-row table:style-name="ro1">
          <table:table-cell office:value-type="float" office:value="164.017" calcext:value-type="float">
            <text:p>164.017</text:p>
          </table:table-cell>
          <table:table-cell office:value-type="string" calcext:value-type="string">
            <text:p>Koala-15-2.jpg</text:p>
          </table:table-cell>
          <table:table-cell table:number-columns-repeated="4"/>
        </table:table-row>
        <table:table-row table:style-name="ro1">
          <table:table-cell office:value-type="float" office:value="161.505" calcext:value-type="float">
            <text:p>161.505</text:p>
          </table:table-cell>
          <table:table-cell office:value-type="string" calcext:value-type="string">
            <text:p>Koala-15-3.jpg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57.098" calcext:value-type="float">
            <text:p>157.098</text:p>
          </table:table-cell>
          <table:table-cell office:value-type="string" calcext:value-type="string">
            <text:p>Koala-20-1.jpg</text:p>
          </table:table-cell>
          <table:table-cell table:formula="of:=AVERAGE([.A14];[.A15];[.A16])" office:value-type="float" office:value="157.625" calcext:value-type="float">
            <text:p>157.625</text:p>
          </table:table-cell>
          <table:table-cell table:formula="of:=VAR([.A14:.A16])" office:value-type="float" office:value="5.34985299999999" calcext:value-type="float">
            <text:p>5.34985299999999</text:p>
          </table:table-cell>
          <table:table-cell table:formula="of:=AVERAGE([.A42];[.A43];[.A44])" office:value-type="float" office:value="119.034" calcext:value-type="float">
            <text:p>119.034</text:p>
          </table:table-cell>
          <table:table-cell table:formula="of:=VAR([.A42:.A44])" office:value-type="float" office:value="7.45918300000004" calcext:value-type="float">
            <text:p>7.45918300000004</text:p>
          </table:table-cell>
        </table:table-row>
        <table:table-row table:style-name="ro1">
          <table:table-cell office:value-type="float" office:value="160.156" calcext:value-type="float">
            <text:p>160.156</text:p>
          </table:table-cell>
          <table:table-cell office:value-type="string" calcext:value-type="string">
            <text:p>Koala-20-2.jpg</text:p>
          </table:table-cell>
          <table:table-cell table:number-columns-repeated="4"/>
        </table:table-row>
        <table:table-row table:style-name="ro1">
          <table:table-cell office:value-type="float" office:value="155.621" calcext:value-type="float">
            <text:p>155.621</text:p>
          </table:table-cell>
          <table:table-cell office:value-type="string" calcext:value-type="string">
            <text:p>Koala-20-3.jpg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03.658" calcext:value-type="float">
            <text:p>103.658</text:p>
          </table:table-cell>
          <table:table-cell office:value-type="string" calcext:value-type="string">
            <text:p>Koala-2-1.jpg</text:p>
          </table:table-cell>
          <table:table-cell table:formula="of:=AVERAGE([.A18];[.A19];[.A20])" office:value-type="float" office:value="94.64" calcext:value-type="float">
            <text:p>94.64</text:p>
          </table:table-cell>
          <table:table-cell table:formula="of:=VAR([.A18:.A20])" office:value-type="float" office:value="87.248619" calcext:value-type="float">
            <text:p>87.248619</text:p>
          </table:table-cell>
          <table:table-cell table:formula="of:=AVERAGE([.A46];[.A47];[.A48])" office:value-type="float" office:value="55.8146666666667" calcext:value-type="float">
            <text:p>55.8146666666667</text:p>
          </table:table-cell>
          <table:table-cell table:formula="of:=VAR([.A46];[.A47];[.A48])" office:value-type="float" office:value="366.862834333333" calcext:value-type="float">
            <text:p>366.862834333333</text:p>
          </table:table-cell>
        </table:table-row>
        <table:table-row table:style-name="ro1">
          <table:table-cell office:value-type="float" office:value="95.255" calcext:value-type="float">
            <text:p>95.255</text:p>
          </table:table-cell>
          <table:table-cell office:value-type="string" calcext:value-type="string">
            <text:p>Koala-2-2.jpg</text:p>
          </table:table-cell>
          <table:table-cell table:number-columns-repeated="4"/>
        </table:table-row>
        <table:table-row table:style-name="ro1">
          <table:table-cell office:value-type="float" office:value="85.007" calcext:value-type="float">
            <text:p>85.007</text:p>
          </table:table-cell>
          <table:table-cell office:value-type="string" calcext:value-type="string">
            <text:p>Koala-2-3.jpg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51.515" calcext:value-type="float">
            <text:p>151.515</text:p>
          </table:table-cell>
          <table:table-cell office:value-type="string" calcext:value-type="string">
            <text:p>Koala-50-1.jpg</text:p>
          </table:table-cell>
          <table:table-cell table:formula="of:=AVERAGE([.A22];[.A23];[.A24])" office:value-type="float" office:value="151.639666666667" calcext:value-type="float">
            <text:p>151.639666666667</text:p>
          </table:table-cell>
          <table:table-cell table:formula="of:=VAR([.A22:.A24])" office:value-type="float" office:value="0.0134203333333349" calcext:value-type="float">
            <text:p>0.0134203333333349</text:p>
          </table:table-cell>
          <table:table-cell table:formula="of:=AVERAGE([.A50];[.A51];[.A52])" office:value-type="float" office:value="115.97" calcext:value-type="float">
            <text:p>115.97</text:p>
          </table:table-cell>
          <table:table-cell table:formula="of:=VAR([.A50:.A52])" office:value-type="float" office:value="1.31702800000001" calcext:value-type="float">
            <text:p>1.31702800000001</text:p>
          </table:table-cell>
        </table:table-row>
        <table:table-row table:style-name="ro1">
          <table:table-cell office:value-type="float" office:value="151.66" calcext:value-type="float">
            <text:p>151.66</text:p>
          </table:table-cell>
          <table:table-cell office:value-type="string" calcext:value-type="string">
            <text:p>Koala-50-2.jpg</text:p>
          </table:table-cell>
          <table:table-cell table:number-columns-repeated="4"/>
        </table:table-row>
        <table:table-row table:style-name="ro1">
          <table:table-cell office:value-type="float" office:value="151.744" calcext:value-type="float">
            <text:p>151.744</text:p>
          </table:table-cell>
          <table:table-cell office:value-type="string" calcext:value-type="string">
            <text:p>Koala-50-3.jpg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4.701" calcext:value-type="float">
            <text:p>174.701</text:p>
          </table:table-cell>
          <table:table-cell office:value-type="string" calcext:value-type="string">
            <text:p>Koala-5-1.jpg</text:p>
          </table:table-cell>
          <table:table-cell table:formula="of:=AVERAGE([.A26];[.A27];[.A28])" office:value-type="float" office:value="171.222666666667" calcext:value-type="float">
            <text:p>171.222666666667</text:p>
          </table:table-cell>
          <table:table-cell table:formula="of:=VAR([.A26:.A28])" office:value-type="float" office:value="9.31078433333328" calcext:value-type="float">
            <text:p>9.31078433333328</text:p>
          </table:table-cell>
          <table:table-cell table:formula="of:=AVERAGE([.A54];[.A55];[.A56])" office:value-type="float" office:value="92.01" calcext:value-type="float">
            <text:p>92.01</text:p>
          </table:table-cell>
          <table:table-cell table:formula="of:=VAR([.A54:.A56])" office:value-type="float" office:value="110.781268" calcext:value-type="float">
            <text:p>110.781268</text:p>
          </table:table-cell>
        </table:table-row>
        <table:table-row table:style-name="ro1">
          <table:table-cell office:value-type="float" office:value="169.97" calcext:value-type="float">
            <text:p>169.97</text:p>
          </table:table-cell>
          <table:table-cell office:value-type="string" calcext:value-type="string">
            <text:p>Koala-5-2.jpg</text:p>
          </table:table-cell>
          <table:table-cell table:number-columns-repeated="4"/>
        </table:table-row>
        <table:table-row table:style-name="ro1">
          <table:table-cell office:value-type="float" office:value="168.997" calcext:value-type="float">
            <text:p>168.997</text:p>
          </table:table-cell>
          <table:table-cell office:value-type="string" calcext:value-type="string">
            <text:p>Koala-5-3.jpg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4.478" calcext:value-type="float">
            <text:p>114.478</text:p>
          </table:table-cell>
          <table:table-cell office:value-type="string" calcext:value-type="string">
            <text:p>Penguins-100-1.jpg</text:p>
          </table:table-cell>
          <table:table-cell table:number-columns-repeated="4"/>
        </table:table-row>
        <table:table-row table:style-name="ro1">
          <table:table-cell office:value-type="float" office:value="113.637" calcext:value-type="float">
            <text:p>113.637</text:p>
          </table:table-cell>
          <table:table-cell office:value-type="string" calcext:value-type="string">
            <text:p>Penguins-100-2.jpg</text:p>
          </table:table-cell>
          <table:table-cell table:number-columns-repeated="4"/>
        </table:table-row>
        <table:table-row table:style-name="ro1">
          <table:table-cell office:value-type="float" office:value="113.854" calcext:value-type="float">
            <text:p>113.854</text:p>
          </table:table-cell>
          <table:table-cell office:value-type="string" calcext:value-type="string">
            <text:p>Penguins-100-3.jpg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21.619" calcext:value-type="float">
            <text:p>121.619</text:p>
          </table:table-cell>
          <table:table-cell office:value-type="string" calcext:value-type="string">
            <text:p>Penguins-10-1.jpg</text:p>
          </table:table-cell>
          <table:table-cell table:number-columns-repeated="4"/>
        </table:table-row>
        <table:table-row table:style-name="ro1">
          <table:table-cell office:value-type="float" office:value="126.531" calcext:value-type="float">
            <text:p>126.531</text:p>
          </table:table-cell>
          <table:table-cell office:value-type="string" calcext:value-type="string">
            <text:p>Penguins-10-2.jpg</text:p>
          </table:table-cell>
          <table:table-cell table:number-columns-repeated="4"/>
        </table:table-row>
        <table:table-row table:style-name="ro1">
          <table:table-cell office:value-type="float" office:value="109.675" calcext:value-type="float">
            <text:p>109.675</text:p>
          </table:table-cell>
          <table:table-cell office:value-type="string" calcext:value-type="string">
            <text:p>Penguins-10-3.jpg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5.872" calcext:value-type="float">
            <text:p>115.872</text:p>
          </table:table-cell>
          <table:table-cell office:value-type="string" calcext:value-type="string">
            <text:p>Penguins-15-1.jpg</text:p>
          </table:table-cell>
          <table:table-cell table:number-columns-repeated="4"/>
        </table:table-row>
        <table:table-row table:style-name="ro1">
          <table:table-cell office:value-type="float" office:value="122.905" calcext:value-type="float">
            <text:p>122.905</text:p>
          </table:table-cell>
          <table:table-cell office:value-type="string" calcext:value-type="string">
            <text:p>Penguins-15-2.jpg</text:p>
          </table:table-cell>
          <table:table-cell table:number-columns-repeated="4"/>
        </table:table-row>
        <table:table-row table:style-name="ro1">
          <table:table-cell office:value-type="float" office:value="115.14" calcext:value-type="float">
            <text:p>115.14</text:p>
          </table:table-cell>
          <table:table-cell office:value-type="string" calcext:value-type="string">
            <text:p>Penguins-15-3.jpg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9.197" calcext:value-type="float">
            <text:p>119.197</text:p>
          </table:table-cell>
          <table:table-cell office:value-type="string" calcext:value-type="string">
            <text:p>Penguins-20-1.jpg</text:p>
          </table:table-cell>
          <table:table-cell table:number-columns-repeated="4"/>
        </table:table-row>
        <table:table-row table:style-name="ro1">
          <table:table-cell office:value-type="float" office:value="116.225" calcext:value-type="float">
            <text:p>116.225</text:p>
          </table:table-cell>
          <table:table-cell office:value-type="string" calcext:value-type="string">
            <text:p>Penguins-20-2.jpg</text:p>
          </table:table-cell>
          <table:table-cell table:number-columns-repeated="4"/>
        </table:table-row>
        <table:table-row table:style-name="ro1">
          <table:table-cell office:value-type="float" office:value="121.68" calcext:value-type="float">
            <text:p>121.68</text:p>
          </table:table-cell>
          <table:table-cell office:value-type="string" calcext:value-type="string">
            <text:p>Penguins-20-3.jpg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0.313" calcext:value-type="float">
            <text:p>40.313</text:p>
          </table:table-cell>
          <table:table-cell office:value-type="string" calcext:value-type="string">
            <text:p>Penguins-2-1.jpg</text:p>
          </table:table-cell>
          <table:table-cell table:number-columns-repeated="4"/>
        </table:table-row>
        <table:table-row table:style-name="ro1">
          <table:table-cell office:value-type="float" office:value="49.904" calcext:value-type="float">
            <text:p>49.904</text:p>
          </table:table-cell>
          <table:table-cell office:value-type="string" calcext:value-type="string">
            <text:p>Penguins-2-2.jpg</text:p>
          </table:table-cell>
          <table:table-cell table:number-columns-repeated="4"/>
        </table:table-row>
        <table:table-row table:style-name="ro1">
          <table:table-cell office:value-type="float" office:value="77.227" calcext:value-type="float">
            <text:p>77.227</text:p>
          </table:table-cell>
          <table:table-cell office:value-type="string" calcext:value-type="string">
            <text:p>Penguins-2-3.jpg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6.226" calcext:value-type="float">
            <text:p>116.226</text:p>
          </table:table-cell>
          <table:table-cell office:value-type="string" calcext:value-type="string">
            <text:p>Penguins-50-1.jpg</text:p>
          </table:table-cell>
          <table:table-cell table:number-columns-repeated="4"/>
        </table:table-row>
        <table:table-row table:style-name="ro1">
          <table:table-cell office:value-type="float" office:value="114.716" calcext:value-type="float">
            <text:p>114.716</text:p>
          </table:table-cell>
          <table:table-cell office:value-type="string" calcext:value-type="string">
            <text:p>Penguins-50-2.jpg</text:p>
          </table:table-cell>
          <table:table-cell table:number-columns-repeated="4"/>
        </table:table-row>
        <table:table-row table:style-name="ro1">
          <table:table-cell office:value-type="float" office:value="116.968" calcext:value-type="float">
            <text:p>116.968</text:p>
          </table:table-cell>
          <table:table-cell office:value-type="string" calcext:value-type="string">
            <text:p>Penguins-50-3.jpg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83.496" calcext:value-type="float">
            <text:p>83.496</text:p>
          </table:table-cell>
          <table:table-cell office:value-type="string" calcext:value-type="string">
            <text:p>Penguins-5-1.jpg</text:p>
          </table:table-cell>
          <table:table-cell table:number-columns-repeated="4"/>
        </table:table-row>
        <table:table-row table:style-name="ro1">
          <table:table-cell office:value-type="float" office:value="103.778" calcext:value-type="float">
            <text:p>103.778</text:p>
          </table:table-cell>
          <table:table-cell office:value-type="string" calcext:value-type="string">
            <text:p>Penguins-5-2.jpg</text:p>
          </table:table-cell>
          <table:table-cell table:number-columns-repeated="4"/>
        </table:table-row>
        <table:table-row table:style-name="ro1">
          <table:table-cell office:value-type="float" office:value="88.756" calcext:value-type="float">
            <text:p>88.756</text:p>
          </table:table-cell>
          <table:table-cell office:value-type="string" calcext:value-type="string">
            <text:p>Penguins-5-3.jpg</text:p>
          </table:table-cell>
          <table:table-cell table:number-columns-repeated="4"/>
        </table:table-row>
        <table:table-row table:style-name="ro1" table:number-rows-repeated="104851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/00/0000</text:date>, <text:time style:data-style-name="N2" text:time-value="19:59:02.3248267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9:13:00.295356252</meta:creation-date>
    <dc:date>2023-12-09T19:34:18.129556197</dc:date>
    <meta:editing-duration>PT21M18S</meta:editing-duration>
    <meta:editing-cycles>1</meta:editing-cycles>
    <meta:generator>LibreOffice/7.5.8.2$Linux_X86_64 LibreOffice_project/50$Build-2</meta:generator>
    <meta:document-statistic meta:table-count="1" meta:cell-count="112" meta:object-count="0"/>
  </office:meta>
</office:document-meta>
</file>